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2" style:family="paragraph" style:parent-style-name="Standard">
      <style:paragraph-properties fo:text-align="start" style:justify-single-word="false"/>
      <style:text-properties officeooo:rsid="00102af8" officeooo:paragraph-rsid="00102af8"/>
    </style:style>
    <style:style style:name="P3" style:family="paragraph" style:parent-style-name="Standard">
      <style:paragraph-properties fo:text-align="start" style:justify-single-word="false"/>
      <style:text-properties officeooo:rsid="00110033" officeooo:paragraph-rsid="00110033"/>
    </style:style>
    <style:style style:name="P4" style:family="paragraph" style:parent-style-name="Standard">
      <style:paragraph-properties fo:text-align="start" style:justify-single-word="false"/>
      <style:text-properties officeooo:rsid="00110033" officeooo:paragraph-rsid="00116f02"/>
    </style:style>
    <style:style style:name="P5" style:family="paragraph" style:parent-style-name="Standard">
      <style:paragraph-properties fo:text-align="start" style:justify-single-word="false"/>
      <style:text-properties officeooo:rsid="00116f02" officeooo:paragraph-rsid="00116f02"/>
    </style:style>
    <style:style style:name="P6" style:family="paragraph" style:parent-style-name="Standard">
      <style:paragraph-properties fo:text-align="start" style:justify-single-word="false"/>
      <style:text-properties officeooo:rsid="00122c1c" officeooo:paragraph-rsid="00122c1c"/>
    </style:style>
    <style:style style:name="P7" style:family="paragraph" style:parent-style-name="Standard">
      <style:paragraph-properties fo:text-align="start" style:justify-single-word="false"/>
      <style:text-properties officeooo:rsid="0012fe6d" officeooo:paragraph-rsid="0012fe6d"/>
    </style:style>
    <style:style style:name="P8" style:family="paragraph" style:parent-style-name="Standard">
      <style:paragraph-properties fo:text-align="start" style:justify-single-word="false"/>
      <style:text-properties officeooo:rsid="0014cc5e" officeooo:paragraph-rsid="0014cc5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2c1c" officeooo:paragraph-rsid="00122c1c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22c1c" officeooo:paragraph-rsid="00122c1c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2fe6d" officeooo:paragraph-rsid="0012fe6d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4796f" officeooo:paragraph-rsid="0014796f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7dc2f" officeooo:paragraph-rsid="0017dc2f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4cc5e" officeooo:paragraph-rsid="0014cc5e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16f02" officeooo:paragraph-rsid="00116f02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10033" officeooo:paragraph-rsid="00116f02"/>
    </style:style>
    <style:style style:name="P17" style:family="paragraph" style:parent-style-name="Standard" style:list-style-name="L7">
      <style:paragraph-properties fo:text-align="start" style:justify-single-word="false"/>
      <style:text-properties officeooo:rsid="00102af8" officeooo:paragraph-rsid="00102af8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8c329" officeooo:paragraph-rsid="0018c329"/>
    </style:style>
    <style:style style:name="P19" style:family="paragraph" style:parent-style-name="Standard">
      <style:paragraph-properties fo:text-align="start" style:justify-single-word="false"/>
      <style:text-properties officeooo:rsid="0018c329" officeooo:paragraph-rsid="0018c329"/>
    </style:style>
    <style:style style:name="T1" style:family="text">
      <style:text-properties officeooo:rsid="00107a03"/>
    </style:style>
    <style:style style:name="T2" style:family="text">
      <style:text-properties officeooo:rsid="0011b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"/>
      <text:p text:style-name="P6">2016-02-10</text:p>
      <text:list xml:id="list5616212608820792207" text:style-name="L1">
        <text:list-item>
          <text:p text:style-name="P9">Mise en place du système de reset de mot de passe via texto. Le tout est fonctionnel, il restera à aller chercher le numéro de téléphone dans la BD lorsque la table de config sera fait.</text:p>
        </text:list-item>
        <text:list-item>
          <text:p text:style-name="P18">Création de la table de configurations dans la BD.</text:p>
        </text:list-item>
      </text:list>
      <text:p text:style-name="P19"/>
      <text:p text:style-name="P6">2016-02-09</text:p>
      <text:list xml:id="list1566419905718492467" text:style-name="L2">
        <text:list-item>
          <text:p text:style-name="P10">Enlever le spinner des input dans la page de configuration</text:p>
        </text:list-item>
        <text:list-item>
          <text:p text:style-name="P10">Ajout de la fonctionnalité du bouton de retour sur champ du mot de passe</text:p>
        </text:list-item>
      </text:list>
      <text:p text:style-name="P6"/>
      <text:p text:style-name="P7">2016-02-08</text:p>
      <text:list xml:id="list32349853901985572" text:style-name="L3">
        <text:list-item>
          <text:p text:style-name="P11">Création de la possibilité d'envoie de courrier lors d'oublie de mot de passe</text:p>
        </text:list-item>
        <text:list-item>
          <text:p text:style-name="P12">Mise en place de la BD</text:p>
          <text:p text:style-name="P13"/>
        </text:list-item>
      </text:list>
      <text:p text:style-name="P8">2016-02-05</text:p>
      <text:list xml:id="list4499520402842860856" text:style-name="L4">
        <text:list-item>
          <text:p text:style-name="P14">Correction connection vers la BD</text:p>
        </text:list-item>
        <text:list-item>
          <text:p text:style-name="P14">Correction du POST Lors de l'envoie du code pour les pages</text:p>
        </text:list-item>
      </text:list>
      <text:p text:style-name="P5"/>
      <text:p text:style-name="P5">2016-02-01</text:p>
      <text:p text:style-name="P5"><text:tab/><text:span text:style-name="T2">4 heures</text:span></text:p>
      <text:list xml:id="list116380814058429291" text:style-name="L5">
        <text:list-item>
          <text:p text:style-name="P15">Création de la page de code pour les users</text:p>
        </text:list-item>
        <text:list-item>
          <text:p text:style-name="P15">création du php pour commit le code et la validation</text:p>
        </text:list-item>
        <text:list-item>
          <text:p text:style-name="P15">création des models et Controlleurs pour la validation du code</text:p>
        </text:list-item>
      </text:list>
      <text:p text:style-name="P4"/>
      <text:p text:style-name="P4"/>
      <text:p text:style-name="P4">2016-01-28</text:p>
      <text:list xml:id="list978299798839084906" text:style-name="L6">
        <text:list-item>
          <text:p text:style-name="P16">Création de la base de données et de sa structures 1heure</text:p>
        </text:list-item>
        <text:list-item>
          <text:p text:style-name="P16">mise en place du MVC + configuration du MVC 2 heures</text:p>
        </text:list-item>
      </text:list>
      <text:p text:style-name="P1"/>
      <text:p text:style-name="P1"/>
      <text:p text:style-name="P2">2016-01-27</text:p>
      <text:p text:style-name="P2"/>
      <text:list xml:id="list3012065588994278230" text:style-name="L7">
        <text:list-item>
          <text:p text:style-name="P17">Préparation de l'espace de travail. Installation Apache, mySQL, github, mise en place du site dans apache. <text:span text:style-name="T1">3Heures</text:span></text:p>
          <text:p text:style-name="P17"/>
        </text:list-item>
        <text:list-item>
          <text:p text:style-name="P17">Teste du fonctionnement du Rasberry+Pin sur le site <text:span text:style-name="T1">1heures</text:span>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53:04.504698664</meta:creation-date>
    <dc:date>2016-01-27T23:36:59.825485920</dc:date>
    <meta:editing-duration>PT15M29S</meta:editing-duration>
    <meta:editing-cycles>15</meta:editing-cycles>
    <meta:generator>LibreOffice/4.3.3.2$Linux_ARM_EABI LibreOffice_project/430m0$Build-2</meta:generator>
    <meta:document-statistic meta:table-count="0" meta:image-count="0" meta:object-count="0" meta:page-count="1" meta:paragraph-count="27" meta:word-count="212" meta:character-count="1112" meta:non-whitespace-character-count="941"/>
  </office:meta>
</office:document-meta>
</file>